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C0000009902EBA8231.jpg" manifest:media-type="image/jpeg"/>
  <manifest:file-entry manifest:full-path="Pictures/10000201000005020000015B7E37C4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7.94cm" svg:height="20.955cm" svg:x="0cm" svg:y="0cm" presentation:class="graphic" presentation:user-transformed="true">
          <draw:image xlink:href="Pictures/1000000000000CC0000009902EBA823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3.4cm" svg:height="0.92cm" svg:x="24.138cm" svg:y="19.594cm">
        <draw:image xlink:href="Pictures/10000201000005020000015B7E37C448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6T22:03:26.190446486</meta:creation-date>
    <meta:generator>LibreOffice/4.3.3.2$Linux_X86_64 LibreOffice_project/430m0$Build-2</meta:generator>
    <dc:date>2015-02-16T22:09:30.651427724</dc:date>
    <meta:editing-duration>PT6M4S</meta:editing-duration>
    <meta:editing-cycles>2</meta:editing-cycles>
    <meta:document-statistic meta:object-count="30"/>
  </office:meta>
</office:document-meta>
</file>